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bold" fo:font-family="Calibri" style:font-family-asian="Calibri" style:font-family-complex="Calibri"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fo:font-style="italic"/>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office:automatic-styles>
  <office:body>
    <office:text>
      <text:p text:style-name="P1"><text:span text:style-name="T1">Code Refactoring and Bug Fixing<text:s text:c="2"/>.. Report</text:span><text:span text:style-name="T2"/></text:p>
      <text:p text:style-name="P1"><text:span text:style-name="T3">Bug 1:<text:s/></text:span><text:span text:style-name="T4">Form Resubmission on Page Refresh</text:span><text:span text:style-name="T5"/></text:p>
      <text:p text:style-name="P1"><text:span text:style-name="T6">Description</text:span><text:span text:style-name="T7">: After submitting a note using the form, refreshing the page causes the browser to re-submit the form data, resulting in the last note being added again .</text:span></text:p>
      <text:p text:style-name="P1"><text:span text:style-name="T8">Approach to Resolve:</text:span></text:p>
      <text:p text:style-name="P1"><text:span text:style-name="T9">Implement the Post/Redirect/Get (PRG) pattern in the Flask application.</text:span></text:p>
      <text:p text:style-name="P1"><text:span text:style-name="T9">After successfully adding a note (POST request), redirect the user back to the same route (GET request) to display the updated list of notes.</text:span></text:p>
      <text:p text:style-name="P1"><text:span text:style-name="T9">This prevents the browser from resubmitting the form data when the user refreshes the page.</text:span></text:p>
      <text:p text:style-name="P1"><text:span text:style-name="T10">Implementation Steps:</text:span><text:span text:style-name="T11"/></text:p>
      <text:p text:style-name="P1"><text:span text:style-name="T11">Modify the Flask route to handle both GET and POST requests for the same endpoint ('/').</text:span></text:p>
      <text:p text:style-name="P1"><text:span text:style-name="T11">After adding a note (POST request), use redirect() to redirect back to the GET request for the same route.</text:span></text:p>
      <text:p text:style-name="P1"><text:span text:style-name="T11">Ensure that the HTML form's action attribute points to the correct route (action="/") to handle form submissions correctly.</text:span></text:p>
      <text:p text:style-name="P1"><text:span text:style-name="T12">Code Implementation:</text:span></text:p>
      <text:p text:style-name="P2"><draw:frame text:anchor-type="as-char" svg:width="152.40mm" svg:height="100.81mm" style:rel-width="scale" style:rel-height="scale"><draw:object-ole xlink:href="OleObj1"/><draw:image xlink:href="ObjectReplacements/OleObj1"/></draw:frame><text:span text:style-name="T13"/></text:p>
      <text:p text:style-name="P3"><text:span text:style-name="T13"/></text:p>
      <text:p text:style-name="P3"><text:span text:style-name="T14">Bug 2</text:span><text:span text:style-name="T15">:<text:s/></text:span><text:span text:style-name="T16">Missing Form Submission Action in HTML</text:span><text:span text:style-name="T17"/></text:p>
      <text:p text:style-name="P3"><text:span text:style-name="T18">Description</text:span><text:span text:style-name="T19">: The HTML form was missing the method="POST" and action="/", causing the form to default to a GET request and not properly submit data to the Flask backend.</text:span></text:p>
      <text:p text:style-name="P3"><text:span text:style-name="T20">Approach to Resolve:</text:span></text:p>
      <text:p text:style-name="P3"><text:span text:style-name="T21">Update the HTML form to use method="POST" to submit data to the server.</text:span></text:p>
      <text:p text:style-name="P3"><text:span text:style-name="T21">Set action="/", which directs the form submission to the root URL where the Flask route ('/') handles the form data.</text:span></text:p>
      <text:p text:style-name="P3"><text:span text:style-name="T22">Implementation Steps:</text:span><text:span text:style-name="T23"/></text:p>
      <text:p text:style-name="P3"><text:span text:style-name="T23">Modify the HTML form to include method="POST" and action="/".</text:span></text:p>
      <text:p text:style-name="P3"><text:span text:style-name="T23">Ensure that the form inputs (&lt;input&gt; elements) have appropriate name attributes that match the keys used to retrieve data in Flask (request.form.get()).</text:span></text:p>
      <text:p text:style-name="P4"><draw:frame text:anchor-type="as-char" svg:width="144.20mm" svg:height="66.15mm" style:rel-width="scale" style:rel-height="scale"><draw:object-ole xlink:href="OleObj2"/><draw:image xlink:href="ObjectReplacements/OleObj2"/></draw:frame><text:span text:style-name="T23"/></text:p>
      <text:p text:style-name="P4"><text:span text:style-name="T24">Conclusion:</text:span><text:span text:style-name="T25"/></text:p>
      <text:p text:style-name="P4"><text:span text:style-name="T25">By implementing the above fixes, the Flask application now correctly handles form submissions, avoids duplicate submissions on page refresh, and ensures that all form data is properly processed and displayed without unintended behavior. These changes enhance the user experience by providing predictable and consistent interaction with the application.</text:span></text:p>
      <text:p text:style-name="P4"><text:span text:style-name="T25"/></text:p>
      <text:p text:style-name="P4"><text:span text:style-name="T25"/></text:p>
      <text:p text:style-name="P4"><text:span text:style-name="T25"/></text:p>
      <text:p text:style-name="P5"><text:span text:style-name="T2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